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a20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ubuntu:18.04</text:p>
      <text:p text:style-name="Standard"/>
      <text:p text:style-name="Standard">RUN apt-get update</text:p>
      <text:p text:style-name="Standard"><text:span text:style-name="T1">RUN </text:span>apt-get install -y redis-server</text:p>
      <text:p text:style-name="Standard"><text:s/><text:span text:style-name="T1">RUN </text:span>apt-get clean</text:p>
      <text:p text:style-name="Standard"/>
      <text:p text:style-name="Standard">EXPOSE 8180</text:p>
      <text:p text:style-name="Standard"/>
      <text:p text:style-name="Standard">CMD ["redis-server", "--protected-mode no"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7:38:35.093801928</meta:creation-date>
    <dc:date>2019-12-26T18:23:08.812696785</dc:date>
    <meta:editing-duration>PT13M51S</meta:editing-duration>
    <meta:editing-cycles>1</meta:editing-cycles>
    <meta:document-statistic meta:table-count="0" meta:image-count="0" meta:object-count="0" meta:page-count="1" meta:paragraph-count="6" meta:word-count="20" meta:character-count="142" meta:non-whitespace-character-count="128"/>
    <meta:generator>LibreOffice/6.0.7.3$Linux_X86_64 LibreOffice_project/00m0$Build-3</meta:generator>
  </office:meta>
</office:document-meta>
</file>